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.7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_n^exp</text:p>
          </table:table-cell>
          <table:table-cell office:value-type="string" calcext:value-type="string">
            <text:p>nu_n^teor</text:p>
          </table:table-cell>
          <table:table-cell office:value-type="string" calcext:value-type="string">
            <text:p>a_n^exp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211" calcext:value-type="float">
            <text:p>211</text:p>
          </table:table-cell>
        </table:table-row>
      </table:table>
      <table:table table:name="A.8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u, us</text:p>
          </table:table-cell>
          <table:table-cell office:value-type="string" calcext:value-type="string">
            <text:p>D nu, kH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A.9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, us</text:p>
          </table:table-cell>
          <table:table-cell office:value-type="string" calcext:value-type="string">
            <text:p>d nu, kHz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B.13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u_0, kHz</text:p>
          </table:table-cell>
          <table:table-cell office:value-type="string" calcext:value-type="string">
            <text:p>T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_c, kHz</text:p>
          </table:table-cell>
          <table:table-cell office:value-type="string" calcext:value-type="string">
            <text:p>D nu, kHz</text:p>
          </table:table-cell>
          <table:table-cell office:value-type="string" calcext:value-type="string">
            <text:p>d nu, kHz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D.2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u_0, kHz</text:p>
          </table:table-cell>
          <table:table-cell office:value-type="string" calcext:value-type="string">
            <text:p>nu_mod, kH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u_0, kHz</text:p>
          </table:table-cell>
          <table:table-cell office:value-type="string" calcext:value-type="string">
            <text:p>D nu_side, kHz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D.2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, %</text:p>
          </table:table-cell>
          <table:table-cell office:value-type="string" calcext:value-type="string">
            <text:p>a_side / a_ba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48" calcext:value-type="float">
            <text:p>0.3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99" calcext:value-type="float">
            <text:p>0.3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49" calcext:value-type="float">
            <text:p>0.4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95" calcext:value-type="float">
            <text:p>0.495</text:p>
          </table:table-cell>
        </table:table-row>
      </table:table>
      <table:table table:name="F.28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_n^0</text:p>
          </table:table-cell>
          <table:table-cell office:value-type="string" calcext:value-type="string">
            <text:p>a_n^fil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7" calcext:value-type="float">
            <text:p>24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7" calcext:value-type="float">
            <text:p>22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8">00/00/0000</text:date>, <text:time style:data-style-name="N2" text:time-value="00:28:34.9081281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20:53:25.829906492</meta:creation-date>
    <dc:date>2024-10-28T00:28:45.120140678</dc:date>
    <meta:editing-duration>PT11M23S</meta:editing-duration>
    <meta:editing-cycles>3</meta:editing-cycles>
    <meta:generator>LibreOffice/24.8.2.1$Linux_X86_64 LibreOffice_project/480$Build-1</meta:generator>
    <meta:document-statistic meta:table-count="7" meta:cell-count="211" meta:object-count="0"/>
  </office:meta>
</office:document-meta>
</file>